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3ddd0" officeooo:paragraph-rsid="0007d049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3ddd0" officeooo:paragraph-rsid="0007d049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22f45" officeooo:paragraph-rsid="0007d04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ddd0" officeooo:paragraph-rsid="0007d049" style:font-size-asian="12pt" style:font-size-complex="12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Chapter 1</text:p>
      <text:p text:style-name="P2"/>
      <text:p text:style-name="P2">The Opening</text:p>
      <text:p text:style-name="P2">_</text:p>
      <text:p text:style-name="P2"/>
      <text:p text:style-name="P2"/>
      <text:p text:style-name="P4">1:1</text:p>
      <text:p text:style-name="P1">In the Name of God, <text:span text:style-name="T1">The Most Forgiving</text:span>, <text:span text:style-name="T1">The Most Merciful</text:span>.</text:p>
      <text:p text:style-name="P1"/>
      <text:p text:style-name="P4">1:2</text:p>
      <text:p text:style-name="P1">All praise to due to God, Lord of all that exists.</text:p>
      <text:p text:style-name="P1"/>
      <text:p text:style-name="P4">1:3</text:p>
      <text:p text:style-name="P1"><text:span text:style-name="T1">The Most Forgiving</text:span>, <text:span text:style-name="T1">The Most Merciful</text:span>.</text:p>
      <text:p text:style-name="P1"/>
      <text:p text:style-name="P4">1:4</text:p>
      <text:p text:style-name="P1">Master of the Day of Judgment.</text:p>
      <text:p text:style-name="P1"/>
      <text:p text:style-name="P4">1:5</text:p>
      <text:p text:style-name="P1">It is You we worship, and You we ask for help.</text:p>
      <text:p text:style-name="P1"/>
      <text:p text:style-name="P4">1:6</text:p>
      <text:p text:style-name="P1">Guide us to the Straight Path,</text:p>
      <text:p text:style-name="P1"/>
      <text:p text:style-name="P4">1:7</text:p>
      <text:p text:style-name="P1">the Path of those of whom You have bestowed Your Favor, not of those</text:p>
      <text:p text:style-name="P1">who have earned Your Anger, or those who have gone astra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7:46:13.946000000</meta:creation-date>
    <dc:date>2025-04-03T17:46:38.025000000</dc:date>
    <meta:editing-duration>PT24S</meta:editing-duration>
    <meta:editing-cycles>1</meta:editing-cycles>
    <meta:document-statistic meta:table-count="0" meta:image-count="0" meta:object-count="0" meta:page-count="1" meta:paragraph-count="18" meta:word-count="88" meta:character-count="420" meta:non-whitespace-character-count="350"/>
    <meta:generator>LibreOffice/7.6.4.1$Windows_X86_64 LibreOffice_project/e19e193f88cd6c0525a17fb7a176ed8e6a3e2aa1</meta:generator>
  </office:meta>
</office:document-meta>
</file>